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/>
    </style:style>
    <style:style style:name="P2" style:family="paragraph" style:parent-style-name="Standard">
      <style:paragraph-properties fo:margin-top="0cm" fo:margin-bottom="0cm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top="0cm" fo:margin-bottom="0cm"/>
      <style:text-properties fo:color="#ff3333" fo:font-size="26pt" fo:font-weight="bold" style:font-size-asian="26pt" style:font-weight-asian="bold" style:font-size-complex="26pt" style:font-weight-complex="bold"/>
    </style:style>
    <style:style style:name="P4" style:family="paragraph" style:parent-style-name="Standard">
      <style:paragraph-properties fo:margin-top="0cm" fo:margin-bottom="0cm"/>
      <style:text-properties fo:color="#ff3333"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top="0cm" fo:margin-bottom="0cm"/>
      <style:text-properties fo:color="#ff3333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cm"/>
      <style:text-properties fo:color="#ff3333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cm"/>
      <style:text-properties fo:color="#000000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/>
      <style:text-properties fo:color="#000000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cm"/>
      <style:text-properties fo:color="#000000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top="0cm" fo:margin-bottom="0cm"/>
      <style:text-properties fo:color="#000000" fo:font-size="13pt" fo:font-weight="normal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margin-top="0cm" fo:margin-bottom="0cm"/>
      <style:text-properties fo:color="#000000" fo:font-size="20pt" fo:font-weight="normal" style:font-size-asian="20pt" style:font-weight-asian="normal" style:font-size-complex="20pt" style:font-weight-complex="normal"/>
    </style:style>
    <style:style style:name="P12" style:family="paragraph" style:parent-style-name="Standard">
      <style:paragraph-properties fo:margin-top="0cm" fo:margin-bottom="0cm"/>
      <style:text-properties fo:font-size="10pt" style:font-size-asian="10pt" style:font-size-complex="10pt"/>
    </style:style>
    <style:style style:name="P13" style:family="paragraph" style:parent-style-name="Standard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>
      <style:text-properties fo:font-size="12pt" style:font-size-asian="12pt" style:font-size-complex="12pt"/>
    </style:style>
    <style:style style:name="P16" style:family="paragraph" style:parent-style-name="Standard">
      <style:text-properties fo:color="#000000"/>
    </style:style>
    <style:style style:name="P17" style:family="paragraph" style:parent-style-name="Standard">
      <style:paragraph-properties fo:margin-top="0cm" fo:margin-bottom="0cm"/>
      <style:text-properties fo:color="#ff3333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top="0cm" fo:margin-bottom="0cm"/>
      <style:text-properties fo:color="#000000" fo:font-size="20pt" fo:font-weight="normal" style:font-size-asian="20pt" style:font-weight-asian="normal" style:font-size-complex="20pt" style:font-weight-complex="normal"/>
    </style:style>
    <style:style style:name="P19" style:family="paragraph" style:parent-style-name="Heading_20_2">
      <style:text-properties fo:color="#ff0000"/>
    </style:style>
    <style:style style:name="P20" style:family="paragraph" style:parent-style-name="Heading_20_1">
      <style:text-properties fo:font-size="16pt" fo:font-weight="bold" style:font-size-asian="16pt" style:font-weight-asian="bold" style:font-size-complex="16pt" style:font-weight-complex="bold"/>
    </style:style>
    <style:style style:name="P21" style:family="paragraph"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/>
    </style:style>
    <style:style style:name="gr1" style:family="graphic">
      <style:graphic-properties draw:stroke="none" svg:stroke-color="#000000" draw:fill="none" draw:fill-color="#ffffff" fo:min-height="4.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8.8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5.7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7">FlyingRabidUnicornPig: Minesweeper, 30.06.2013, </text:span></text:p>
      <text:p text:style-name="Standard"><text:span text:style-name="T8">unter: </text:span><text:a xlink:type="simple" xlink:href="http://www.greenfoot.org/scenarios/8949" text:style-name="Internet_20_link" text:visited-style-name="Visited_20_Internet_20_Link">http://www.greenfoot.org/scenarios/8949</text:a><text:span text:style-name="T8"> [Stand 06.11.2016]</text:span></text:p>
      <text:h text:style-name="Heading_20_1" text:outline-level="1">World Klassen:</text:h>
      <text:h text:style-name="Heading_20_2" text:outline-level="2">HUD:</text:h>
      <text:p text:style-name="P14">import greenfoot.GreenfootImage;</text:p>
      <text:p text:style-name="P14">import greenfoot.Greenfoot;</text:p>
      <text:p text:style-name="P14">import javax.swing.JOptionPane;</text:p>
      <text:p text:style-name="P12"/>
      <text:p text:style-name="P12">/**</text:p>
      <text:p text:style-name="P12"><text:s/>* The menu and HUD world that creates minesweeper worlds for the user.</text:p>
      <text:p text:style-name="P12"><text:s/>* </text:p>
      <text:p text:style-name="P12"><text:s/>* @author Nate Beasley</text:p>
      <text:p text:style-name="P12"><text:s/>* @version 0.2.1</text:p>
      <text:p text:style-name="P12"><text:s/>*/</text:p>
      <text:p text:style-name="P12">public class HUD extends greenfoot.World</text:p>
      <text:p text:style-name="P12">{</text:p>
      <text:p text:style-name="P12"><text:s text:c="4"/>private Class[] paintOrder = {Hider.class, Number.class, Mine.class};</text:p>
      <text:p text:style-name="P12"><text:s text:c="4"/>private PIP msActor;</text:p>
      <text:p text:style-name="P12"><text:s text:c="4"/></text:p>
      <text:p text:style-name="P12"><text:s text:c="4"/>private static GreenfootImage bg = new GreenfootImage(600,400);</text:p>
      <text:p text:style-name="P12"><text:s text:c="4"/></text:p>
      <text:p text:style-name="P12"><text:s text:c="4"/>private int width = 9;</text:p>
      <text:p text:style-name="P12"><text:s text:c="4"/>private int height = 9;</text:p>
      <text:p text:style-name="P12"><text:s text:c="4"/>private int mines = 10;</text:p>
      <text:p text:style-name="P12"><text:s text:c="4"/>private final static int MAX_SIZE = 50;</text:p>
      <text:p text:style-name="P12"/>
      <text:p text:style-name="P12"><text:s text:c="4"/>/**</text:p>
      <text:p text:style-name="P12"><text:s text:c="5"/>* Constructor for objects of class Menu.</text:p>
      <text:p text:style-name="P12"><text:s text:c="5"/>*/</text:p>
      <text:p text:style-name="P12"><text:s text:c="4"/>public HUD()</text:p>
      <text:p text:style-name="P12"><text:s text:c="4"/>{</text:p>
      <text:p text:style-name="P12"><text:s text:c="8"/>super(600, 400, 1);</text:p>
      <text:p text:style-name="P12"><text:s text:c="8"/>background();</text:p>
      <text:p text:style-name="P12"><text:s text:c="8"/>updateStats(9,9,10);</text:p>
      <text:p text:style-name="P12"><text:s text:c="8"/>addObject(msActor,getWidth()/2,getHeight()/2);</text:p>
      <text:p text:style-name="P12"><text:s text:c="8"/>msActor.run();</text:p>
      <text:p text:style-name="P12"><text:s text:c="4"/>}</text:p>
      <text:p text:style-name="P12"><text:s text:c="4"/></text:p>
      <text:p text:style-name="P12"><text:s text:c="4"/>/**</text:p>
      <text:p text:style-name="P12"><text:s text:c="5"/>* Sets the background</text:p>
      <text:p text:style-name="P12"><text:s text:c="5"/>*/</text:p>
      <text:p text:style-name="P12"><text:s text:c="4"/>private void background()</text:p>
      <text:p text:style-name="P12"><text:s text:c="4"/>{</text:p>
      <text:p text:style-name="P12"><text:s text:c="8"/>bg.setColor(java.awt.Color.gray);</text:p>
      <text:p text:style-name="P12"><text:s text:c="8"/>bg.fill();</text:p>
      <text:p text:style-name="P12"><text:s text:c="8"/>setBackground(bg);</text:p>
      <text:p text:style-name="P12"><text:s text:c="4"/>}</text:p>
      <text:p text:style-name="P12"><text:s text:c="4"/></text:p>
      <text:p text:style-name="P12"><text:s text:c="4"/>public void act()</text:p>
      <text:p text:style-name="P12"><text:s text:c="4"/>{</text:p>
      <text:p text:style-name="P12"><text:s text:c="8"/></text:p>
      <text:p text:style-name="P12"><text:s text:c="4"/>}</text:p>
      <text:p text:style-name="P12"><text:s text:c="4"/></text:p>
      <text:p text:style-name="P12"><text:s text:c="4"/>private void updateStats(int w, int h, int m)</text:p>
      <text:p text:style-name="P12"><text:s text:c="4"/>{</text:p>
      <text:p text:style-name="P12"><text:s text:c="8"/>width = w;</text:p>
      <text:p text:style-name="P12"><text:s text:c="8"/>height = h;</text:p>
      <text:p text:style-name="P12"><text:s text:c="8"/>mines = m;</text:p>
      <text:p text:style-name="P12"><text:soft-page-break/><text:s text:c="8"/>if (w &gt; MAX_SIZE || h &gt; MAX_SIZE)</text:p>
      <text:p text:style-name="P12"><text:s text:c="12"/>throw new IllegalArgumentException("There cannot be more than " + MAX_SIZE + " cells!");</text:p>
      <text:p text:style-name="P12"><text:s text:c="8"/>updateWorld();</text:p>
      <text:p text:style-name="P12"><text:s text:c="4"/>}</text:p>
      <text:p text:style-name="P12"><text:s text:c="4"/></text:p>
      <text:p text:style-name="P12"><text:s text:c="4"/>private void updateWorld()</text:p>
      <text:p text:style-name="P12"><text:s text:c="4"/>{</text:p>
      <text:p text:style-name="P12"><text:s text:c="8"/>msActor = new PIP(new Minesweep(width, height, mines), paintOrder);</text:p>
      <text:p text:style-name="P12"><text:s text:c="4"/>}</text:p>
      <text:p text:style-name="P1"/>
      <text:h text:style-name="Heading_20_2" text:outline-level="2">Minesweep:</text:h>
      <text:p text:style-name="P12">import greenfoot.Greenfoot;</text:p>
      <text:p text:style-name="P12">import greenfoot.Actor;</text:p>
      <text:p text:style-name="P12">import java.util.List;</text:p>
      <text:p text:style-name="P12"/>
      <text:p text:style-name="P12">/**</text:p>
      <text:p text:style-name="P12"><text:s/>* A world for minesweeper.</text:p>
      <text:p text:style-name="P12"><text:s/>* </text:p>
      <text:p text:style-name="P12"><text:s/>* @author Nate Beasley</text:p>
      <text:p text:style-name="P12"><text:s/>* @version 0.9.1</text:p>
      <text:p text:style-name="P12"><text:s/>*/</text:p>
      <text:p text:style-name="P12">public class Minesweep extends greenfoot.World</text:p>
      <text:p text:style-name="P12">{</text:p>
      <text:p text:style-name="P12"><text:s text:c="4"/>private boolean gameOver = false;</text:p>
      <text:p text:style-name="P12"><text:s text:c="4"/>private int numberOfMines;</text:p>
      <text:p text:style-name="P12"/>
      <text:p text:style-name="P12"><text:s text:c="4"/>/**</text:p>
      <text:p text:style-name="P12"><text:s text:c="5"/>* Default constructor, creates a world of 9x9 pieces with 10 mines</text:p>
      <text:p text:style-name="P12"><text:s text:c="5"/>*/</text:p>
      <text:p text:style-name="P12"><text:s text:c="4"/>public Minesweep()</text:p>
      <text:p text:style-name="P12"><text:s text:c="4"/>{</text:p>
      <text:p text:style-name="P12"><text:s text:c="8"/>this(9,10);</text:p>
      <text:p text:style-name="P12"><text:s text:c="4"/>}</text:p>
      <text:p text:style-name="P12"><text:s text:c="4"/></text:p>
      <text:p text:style-name="P12"><text:s text:c="4"/>/**</text:p>
      <text:p text:style-name="P12"><text:s text:c="5"/>* Creates a square minesweeper world</text:p>
      <text:p text:style-name="P12"><text:s text:c="5"/>* @param size The length of each side</text:p>
      <text:p text:style-name="P12"><text:s text:c="5"/>* @param mines The amount of mines in the world</text:p>
      <text:p text:style-name="P12"><text:s text:c="5"/>*/</text:p>
      <text:p text:style-name="P12"><text:s text:c="4"/>public Minesweep(int size, int mines)</text:p>
      <text:p text:style-name="P12"><text:s text:c="4"/>{</text:p>
      <text:p text:style-name="P12"><text:s text:c="8"/>this(size, size, mines);</text:p>
      <text:p text:style-name="P12"><text:s text:c="4"/>}</text:p>
      <text:p text:style-name="P12"><text:s text:c="4"/></text:p>
      <text:p text:style-name="P12"><text:s text:c="4"/>/**</text:p>
      <text:p text:style-name="P12"><text:s text:c="5"/>* Creates a rectangle minesweeper world</text:p>
      <text:p text:style-name="P12"><text:s text:c="5"/>* @param width The width of the world</text:p>
      <text:p text:style-name="P12"><text:s text:c="5"/>* @param height The height of the world</text:p>
      <text:p text:style-name="P12"><text:s text:c="5"/>* @param mines The amount of mines in the world</text:p>
      <text:p text:style-name="P12"><text:s text:c="5"/>*/</text:p>
      <text:p text:style-name="P12"><text:s text:c="4"/>public Minesweep(int width, int height, int mines)</text:p>
      <text:p text:style-name="P12"><text:s text:c="4"/>{</text:p>
      <text:p text:style-name="P12"><text:s text:c="8"/>super(width, height, 15);</text:p>
      <text:p text:style-name="P12"><text:s text:c="8"/>if (mines &gt;= width * height)</text:p>
      <text:p text:style-name="P12"><text:s text:c="12"/>throw new IllegalArgumentException("There are no free spaces on the board! Lower the amount of mines!");</text:p>
      <text:p text:style-name="P12"><text:s text:c="8"/>numberOfMines = mines;</text:p>
      <text:p text:style-name="P12"><text:s text:c="8"/>addMines();</text:p>
      <text:p text:style-name="P12"><text:s text:c="8"/>addNumbersAndHiders();</text:p>
      <text:p text:style-name="P12"><text:s text:c="4"/>}</text:p>
      <text:p text:style-name="P12"><text:s text:c="4"/></text:p>
      <text:p text:style-name="P12"><text:soft-page-break/><text:s text:c="4"/>/**</text:p>
      <text:p text:style-name="P12"><text:s text:c="5"/>* Adds mines to the world</text:p>
      <text:p text:style-name="P12"><text:s text:c="5"/>* @param mines The amount of mines in the world</text:p>
      <text:p text:style-name="P12"><text:s text:c="5"/>*/</text:p>
      <text:p text:style-name="P12"><text:s text:c="4"/>private void addMines()</text:p>
      <text:p text:style-name="P12"><text:s text:c="4"/>{</text:p>
      <text:p text:style-name="P12"><text:s text:c="8"/>for (int i = 0; i &lt; numberOfMines; i++)</text:p>
      <text:p text:style-name="P12"><text:s text:c="8"/>{</text:p>
      <text:p text:style-name="P12"><text:s text:c="12"/>int x = Greenfoot.getRandomNumber(getWidth());</text:p>
      <text:p text:style-name="P12"><text:s text:c="12"/>int y = Greenfoot.getRandomNumber(getHeight());</text:p>
      <text:p text:style-name="P12"><text:s text:c="12"/>if (getObjectsAt(x,y,Mine.class).size() == 0)</text:p>
      <text:p text:style-name="P12"><text:s text:c="16"/>addObject(new Mine(), x, y);</text:p>
      <text:p text:style-name="P12"><text:s text:c="12"/>else</text:p>
      <text:p text:style-name="P12"><text:s text:c="16"/>i--;</text:p>
      <text:p text:style-name="P12"><text:s text:c="8"/>}</text:p>
      <text:p text:style-name="P12"><text:s text:c="4"/>}</text:p>
      <text:p text:style-name="P12"><text:s text:c="4"/></text:p>
      <text:p text:style-name="P12"><text:s text:c="4"/>/**</text:p>
      <text:p text:style-name="P12"><text:s text:c="5"/>* Creates numbers and adds them into the world</text:p>
      <text:p text:style-name="P12"><text:s text:c="5"/>*/</text:p>
      <text:p text:style-name="P12"><text:s text:c="4"/>private void addNumbersAndHiders()</text:p>
      <text:p text:style-name="P12"><text:s text:c="4"/>{</text:p>
      <text:p text:style-name="P12"><text:s text:c="8"/>for (int x = 0; x &lt; getWidth(); x++)</text:p>
      <text:p text:style-name="P12"><text:s text:c="12"/>for (int y = 0; y &lt; getHeight(); y++)</text:p>
      <text:p text:style-name="P12"><text:s text:c="12"/>{</text:p>
      <text:p text:style-name="P12"><text:s text:c="16"/>if (getObjectsAt(x,y,Mine.class).size() == 0)</text:p>
      <text:p text:style-name="P12"><text:s text:c="16"/>{</text:p>
      <text:p text:style-name="P12"><text:s text:c="20"/>Number num = new Number();</text:p>
      <text:p text:style-name="P12"><text:s text:c="20"/>addObject(num,x,y);</text:p>
      <text:p text:style-name="P12"><text:s text:c="20"/>num.setPicture();</text:p>
      <text:p text:style-name="P12"><text:s text:c="16"/>}</text:p>
      <text:p text:style-name="P12"><text:s text:c="16"/>addObject(new Hider(),x,y);</text:p>
      <text:p text:style-name="P12"><text:s text:c="12"/>}</text:p>
      <text:p text:style-name="P12"><text:s text:c="4"/>}</text:p>
      <text:p text:style-name="P12"><text:s text:c="4"/></text:p>
      <text:p text:style-name="P12"><text:s text:c="4"/>/**</text:p>
      <text:p text:style-name="P12"><text:s text:c="5"/>* The Minesweep world act method.</text:p>
      <text:p text:style-name="P12"><text:s text:c="5"/>*/</text:p>
      <text:p text:style-name="P12"><text:s text:c="4"/>public void act()</text:p>
      <text:p text:style-name="P12"><text:s text:c="4"/>{</text:p>
      <text:p text:style-name="P12"><text:s text:c="8"/>if (getObjects(Hider.class).size() == getObjects(Mine.class).size())</text:p>
      <text:p text:style-name="P12"><text:s text:c="12"/>end();</text:p>
      <text:p text:style-name="P12"><text:s text:c="8"/>if (gameOver &amp;&amp; Greenfoot.isKeyDown("r"))</text:p>
      <text:p text:style-name="P12"><text:s text:c="12"/>reset();</text:p>
      <text:p text:style-name="P12"><text:s text:c="4"/>}</text:p>
      <text:p text:style-name="P12"><text:s text:c="4"/></text:p>
      <text:p text:style-name="P12"><text:s text:c="4"/>/**</text:p>
      <text:p text:style-name="P12"><text:s text:c="5"/>* Resets the world based off of it's current stats</text:p>
      <text:p text:style-name="P12"><text:s text:c="5"/>*/</text:p>
      <text:p text:style-name="P12"><text:s text:c="4"/>public void reset()</text:p>
      <text:p text:style-name="P12"><text:s text:c="4"/>{</text:p>
      <text:p text:style-name="P12"><text:s text:c="8"/>Greenfoot.setWorld(new Minesweep(getWidth(), getHeight(), numberOfMines));</text:p>
      <text:p text:style-name="P12"><text:s text:c="4"/>}</text:p>
      <text:p text:style-name="P12"><text:s text:c="4"/></text:p>
      <text:p text:style-name="P12"><text:s text:c="4"/>/**</text:p>
      <text:p text:style-name="P12"><text:s text:c="5"/>* Let's the user know they won or lost</text:p>
      <text:p text:style-name="P12"><text:s text:c="5"/>*/</text:p>
      <text:p text:style-name="P12"><text:s text:c="4"/>public void end()</text:p>
      <text:p text:style-name="P12"><text:s text:c="4"/>{</text:p>
      <text:p text:style-name="P12"><text:s text:c="8"/>removeObjects(getObjects(Hider.class));</text:p>
      <text:p text:style-name="P12"><text:s text:c="8"/>gameOver = true;</text:p>
      <text:p text:style-name="P12"><text:s text:c="4"/>}</text:p>
      <text:p text:style-name="P12"><text:s text:c="4"/></text:p>
      <text:p text:style-name="P12"><text:soft-page-break/><text:s text:c="4"/>/**</text:p>
      <text:p text:style-name="P12"><text:s text:c="5"/>* Let's other objects know the game is over</text:p>
      <text:p text:style-name="P12"><text:s text:c="5"/>* @return The status of the game</text:p>
      <text:p text:style-name="P12"><text:s text:c="5"/>*/</text:p>
      <text:p text:style-name="P12"><text:s text:c="4"/>public boolean gameOver()</text:p>
      <text:p text:style-name="P12"><text:s text:c="4"/>{</text:p>
      <text:p text:style-name="P12"><text:s text:c="8"/>return gameOver;</text:p>
      <text:p text:style-name="P12"><text:s text:c="4"/>}</text:p>
      <text:p text:style-name="P12">}</text:p>
      <text:p text:style-name="P1"/>
      <text:h text:style-name="P20" text:outline-level="1">Actor Klassen:</text:h>
      <text:h text:style-name="Heading_20_2" text:outline-level="2">Number:</text:h>
      <text:p text:style-name="P5"><draw:frame text:anchor-type="paragraph" draw:z-index="0" draw:style-name="gr1" draw:text-style-name="P21" svg:width="4.578cm" svg:height="4.231cm" svg:x="11.947cm" svg:y="0.381cm"><draw:text-box><text:p><text:span text:style-name="T9">Diese Methode wurde von uns als checkMines() übernommen.</text:span></text:p></draw:text-box></draw:frame>public class Number extends greenfoot.Actor</text:p>
      <text:p text:style-name="P5">{</text:p>
      <text:p text:style-name="P5"><text:s text:c="4"/>public void setPicture()</text:p>
      <text:p text:style-name="P5"><text:s text:c="4"/>{</text:p>
      <text:p text:style-name="P5"><text:s text:c="8"/>int num = 0;</text:p>
      <text:p text:style-name="P5"><text:s text:c="8"/>for (int dx = -1; dx &lt;= 1; dx++)</text:p>
      <text:p text:style-name="P5"><text:s text:c="12"/>for (int dy = -1; dy &lt;= 1; dy++)</text:p>
      <text:p text:style-name="P5"><text:s text:c="16"/>if (getOneObjectAtOffset(dx, dy, Mine.class) != null)</text:p>
      <text:p text:style-name="P5"><text:s text:c="20"/>num++;</text:p>
      <text:p text:style-name="P5"><text:s text:c="8"/>if (num == 0)</text:p>
      <text:p text:style-name="P5"><text:s text:c="12"/>getWorld().removeObject(this);</text:p>
      <text:p text:style-name="P5"><text:s text:c="8"/>else</text:p>
      <text:p text:style-name="P5"><text:s text:c="12"/>setImage(new greenfoot.GreenfootImage(num + ".png"));</text:p>
      <text:p text:style-name="P5"><text:s text:c="4"/>}</text:p>
      <text:p text:style-name="P5">}</text:p>
      <text:p text:style-name="P5"/>
      <text:h text:style-name="Heading_20_2" text:outline-level="2">Button:</text:h>
      <text:p text:style-name="P13">import greenfoot.Greenfoot;</text:p>
      <text:p text:style-name="P13">import greenfoot.GreenfootImage;</text:p>
      <text:p text:style-name="P13"/>
      <text:p text:style-name="P13">/**</text:p>
      <text:p text:style-name="P13"><text:s/>* An abstract actor for all buttons</text:p>
      <text:p text:style-name="P13"><text:s/>* </text:p>
      <text:p text:style-name="P13"><text:s/>* @author Nate Beasley</text:p>
      <text:p text:style-name="P13"><text:s/>* @version 1.0.5</text:p>
      <text:p text:style-name="P13"><text:s/>*/</text:p>
      <text:p text:style-name="P13">public abstract class Button extends greenfoot.Actor implements ButtonInterface</text:p>
      <text:p text:style-name="P13">{</text:p>
      <text:p text:style-name="P13"><text:s text:c="4"/>private MouseActor mouseLoc;</text:p>
      <text:p text:style-name="P13"/>
      <text:p text:style-name="P13"><text:s text:c="4"/>public static final GreenfootImage blank = new GreenfootImage(1,1);</text:p>
      <text:p text:style-name="P13"/>
      <text:p text:style-name="P13"><text:s text:c="4"/>public void act()</text:p>
      <text:p text:style-name="P13"><text:s text:c="4"/>{</text:p>
      <text:p text:style-name="P13"><text:s text:c="8"/>if (mouseLoc == null &amp;&amp; Greenfoot.getMouseInfo() != null)</text:p>
      <text:p text:style-name="P13"><text:s text:c="8"/>{</text:p>
      <text:p text:style-name="P13"><text:s text:c="12"/>mouseLoc = new MouseActor();</text:p>
      <text:p text:style-name="P13"><text:s text:c="12"/>getWorld().addObject(mouseLoc,0,0);</text:p>
      <text:p text:style-name="P13"><text:soft-page-break/><text:s text:c="12"/>mouseLoc.act();</text:p>
      <text:p text:style-name="P13"><text:s text:c="8"/>}</text:p>
      <text:p text:style-name="P13"><text:s text:c="8"/>if (isClicked())</text:p>
      <text:p text:style-name="P13"><text:s text:c="12"/>whenClicked();</text:p>
      <text:p text:style-name="P13"><text:s text:c="8"/>if (isDragged())</text:p>
      <text:p text:style-name="P13"><text:s text:c="12"/>whenDragged();</text:p>
      <text:p text:style-name="P13"><text:s text:c="8"/>if (isHovered())</text:p>
      <text:p text:style-name="P13"><text:s text:c="12"/>whenHovered();</text:p>
      <text:p text:style-name="P13"><text:s text:c="4"/>}</text:p>
      <text:p text:style-name="P13"/>
      <text:p text:style-name="P13"><text:s text:c="4"/>public boolean isClicked()</text:p>
      <text:p text:style-name="P13"><text:s text:c="4"/>{</text:p>
      <text:p text:style-name="P13"><text:s text:c="8"/>return Greenfoot.mouseClicked(this);</text:p>
      <text:p text:style-name="P13"><text:s text:c="4"/>}</text:p>
      <text:p text:style-name="P13"/>
      <text:p text:style-name="P13"><text:s text:c="4"/>public boolean isDragged()</text:p>
      <text:p text:style-name="P13"><text:s text:c="4"/>{</text:p>
      <text:p text:style-name="P13"><text:s text:c="8"/>return Greenfoot.mouseDragged(this);</text:p>
      <text:p text:style-name="P13"><text:s text:c="4"/>}</text:p>
      <text:p text:style-name="P13"/>
      <text:p text:style-name="P13"><text:s text:c="4"/>public boolean isHovered()</text:p>
      <text:p text:style-name="P13"><text:s text:c="4"/>{</text:p>
      <text:p text:style-name="P13"><text:s text:c="8"/>try</text:p>
      <text:p text:style-name="P13"><text:s text:c="8"/>{</text:p>
      <text:p text:style-name="P13"><text:s text:c="12"/>return Greenfoot.getMouseInfo() != null &amp;&amp; getOneIntersectingObject(MouseActor.class) != null;</text:p>
      <text:p text:style-name="P13"><text:s text:c="8"/>}</text:p>
      <text:p text:style-name="P13"><text:s text:c="8"/>catch (IllegalStateException e)</text:p>
      <text:p text:style-name="P13"><text:s text:c="8"/>{</text:p>
      <text:p text:style-name="P13"><text:s text:c="12"/>return false;</text:p>
      <text:p text:style-name="P13"><text:s text:c="8"/>}</text:p>
      <text:p text:style-name="P13"><text:s text:c="4"/>}</text:p>
      <text:p text:style-name="P13"/>
      <text:p text:style-name="P13"><text:s text:c="4"/>public void removeSelfFromWorld()</text:p>
      <text:p text:style-name="P13"><text:s text:c="4"/>{</text:p>
      <text:p text:style-name="P13"><text:s text:c="8"/>getWorld().removeObject(this);</text:p>
      <text:p text:style-name="P13"><text:s text:c="4"/>}</text:p>
      <text:p text:style-name="P13"/>
      <text:p text:style-name="P13"><text:s text:c="4"/>private class MouseActor extends greenfoot.Actor</text:p>
      <text:p text:style-name="P13"><text:s text:c="4"/>{</text:p>
      <text:p text:style-name="P13"><text:s text:c="8"/>public MouseActor()</text:p>
      <text:p text:style-name="P13"><text:s text:c="8"/>{</text:p>
      <text:p text:style-name="P13"><text:s text:c="12"/>setImage(blank);</text:p>
      <text:p text:style-name="P13"><text:s text:c="8"/>}</text:p>
      <text:p text:style-name="P13"/>
      <text:p text:style-name="P13"><text:s text:c="8"/>public void act()</text:p>
      <text:p text:style-name="P13"><text:s text:c="8"/>{</text:p>
      <text:p text:style-name="P13"><text:s text:c="12"/>try</text:p>
      <text:p text:style-name="P13"><text:s text:c="12"/>{</text:p>
      <text:p text:style-name="P13"><text:s text:c="16"/>setLocation(Greenfoot.getMouseInfo().getX(),Greenfoot.getMouseInfo().getY());</text:p>
      <text:p text:style-name="P13"><text:s text:c="12"/>}</text:p>
      <text:p text:style-name="P13"><text:s text:c="12"/>catch(NullPointerException e){}</text:p>
      <text:p text:style-name="P13"><text:s text:c="8"/>}</text:p>
      <text:p text:style-name="P13"><text:s text:c="4"/>}</text:p>
      <text:p text:style-name="P13">}</text:p>
      <text:p text:style-name="P2"/>
      <text:h text:style-name="Heading_20_2" text:outline-level="2">Unterklasse zu Button: Hider</text:h>
      <text:p text:style-name="P13">import greenfoot.GreenfootImage;</text:p>
      <text:p text:style-name="P13">import greenfoot.Greenfoot;</text:p>
      <text:p text:style-name="P13">import java.util.ArrayList;</text:p>
      <text:p text:style-name="P13"/>
      <text:p text:style-name="P13"><text:soft-page-break/>/**</text:p>
      <text:p text:style-name="P13"><text:s/>* A hider "hides" the object beneath it.</text:p>
      <text:p text:style-name="P13"><text:s/>* </text:p>
      <text:p text:style-name="P13"><text:s/>* @author Nate Beasley</text:p>
      <text:p text:style-name="P13"><text:s/>* @version 1.0.0</text:p>
      <text:p text:style-name="P13"><text:s/>*/</text:p>
      <text:p text:style-name="P13">public class Hider extends Button</text:p>
      <text:p text:style-name="P13">{</text:p>
      <text:p text:style-name="P13"><text:s text:c="4"/>private static final GreenfootImage normal = new GreenfootImage("Hidden.png");</text:p>
      <text:p text:style-name="P13"><text:s text:c="4"/>private static final GreenfootImage hovered = new GreenfootImage("Background.png");</text:p>
      <text:p text:style-name="P13"><text:s text:c="4"/>private static final GreenfootImage flag = new GreenfootImage("flag.png");</text:p>
      <text:p text:style-name="P13"><text:s text:c="4"/>private static final GreenfootImage question = new GreenfootImage("question.png");</text:p>
      <text:p text:style-name="P13"/>
      <text:p text:style-name="P13"><text:s text:c="4"/>private GreenfootImage backgroundImage = normal;</text:p>
      <text:p text:style-name="P13"/>
      <text:p text:style-name="P13"><text:s text:c="4"/>private int setting = 0;</text:p>
      <text:p text:style-name="P13"/>
      <text:p text:style-name="P13"><text:s text:c="4"/>private boolean removing = false;</text:p>
      <text:p text:style-name="P13"/>
      <text:p text:style-name="P13"><text:s text:c="4"/>public Hider()</text:p>
      <text:p text:style-name="P13"><text:s text:c="4"/>{</text:p>
      <text:p text:style-name="P13"><text:s text:c="8"/>setImage(normal);</text:p>
      <text:p text:style-name="P13"><text:s text:c="4"/>}</text:p>
      <text:p text:style-name="P13"/>
      <text:p text:style-name="P13"><text:s text:c="4"/>public void act()</text:p>
      <text:p text:style-name="P13"><text:s text:c="4"/>{</text:p>
      <text:p text:style-name="P13"><text:s text:c="8"/>super.act();</text:p>
      <text:p text:style-name="P13"><text:s text:c="8"/>if (!isHovered() &amp;&amp; !backgroundImage.equals(normal))</text:p>
      <text:p text:style-name="P13"><text:s text:c="8"/>{</text:p>
      <text:p text:style-name="P13"><text:s text:c="12"/>backgroundImage = new GreenfootImage(normal);</text:p>
      <text:p text:style-name="P13"><text:s text:c="12"/>drawSetting();</text:p>
      <text:p text:style-name="P13"><text:s text:c="8"/>}</text:p>
      <text:p text:style-name="P13"><text:s text:c="4"/>}</text:p>
      <text:p text:style-name="P13"/>
      <text:p text:style-name="P13"><text:s text:c="4"/>public void whenDragged(){}</text:p>
      <text:p text:style-name="P13"/>
      <text:p text:style-name="P13"><text:s text:c="4"/>public void whenHovered()</text:p>
      <text:p text:style-name="P13"><text:s text:c="4"/>{</text:p>
      <text:p text:style-name="P13"><text:s text:c="8"/>backgroundImage = new GreenfootImage(hovered);</text:p>
      <text:p text:style-name="P13"><text:s text:c="8"/>drawSetting();</text:p>
      <text:p text:style-name="P13"><text:s text:c="4"/>}</text:p>
      <text:p text:style-name="P13"/>
      <text:p text:style-name="P13"><text:s text:c="4"/>public void whenClicked()</text:p>
      <text:p text:style-name="P13"><text:s text:c="4"/>{</text:p>
      <text:p text:style-name="P13"><text:s text:c="8"/>if (Greenfoot.getMouseInfo().getButton() == 3)</text:p>
      <text:p text:style-name="P13"><text:s text:c="8"/>{</text:p>
      <text:p text:style-name="P13"><text:s text:c="12"/>if (setting == 2)</text:p>
      <text:p text:style-name="P13"><text:s text:c="16"/>setting = -1;</text:p>
      <text:p text:style-name="P13"><text:s text:c="12"/>setting++;</text:p>
      <text:p text:style-name="P13"><text:s text:c="12"/>drawSetting();</text:p>
      <text:p text:style-name="P13"><text:s text:c="8"/>}</text:p>
      <text:p text:style-name="P13"><text:s text:c="8"/>else</text:p>
      <text:p text:style-name="P13"><text:s text:c="8"/>{</text:p>
      <text:p text:style-name="P13"><text:s text:c="12"/>if (setting != 1)</text:p>
      <text:p text:style-name="P13"><text:s text:c="12"/>{</text:p>
      <text:p text:style-name="P13"><text:s text:c="16"/>Mine mine = (Mine)getOneIntersectingObject(Mine.class);</text:p>
      <text:p text:style-name="P13"><text:s text:c="16"/>if (mine != null)</text:p>
      <text:p text:style-name="P13"><text:s text:c="16"/>{</text:p>
      <text:p text:style-name="P13"><text:s text:c="20"/>getWorld().removeObject(this);</text:p>
      <text:p text:style-name="P13"><text:s text:c="20"/>mine.activate();</text:p>
      <text:p text:style-name="P13"><text:s text:c="20"/>return;</text:p>
      <text:p text:style-name="P13"><text:s text:c="16"/>}</text:p>
      <text:p text:style-name="P13"><text:s text:c="16"/>removeSelfAndOthers();</text:p>
      <text:p text:style-name="P13"><text:soft-page-break/><text:s text:c="12"/>}</text:p>
      <text:p text:style-name="P13"><text:s text:c="8"/>}</text:p>
      <text:p text:style-name="P13"><text:s text:c="4"/>}</text:p>
      <text:p text:style-name="P13"/>
      <text:p text:style-name="P13"><text:s text:c="4"/>private void drawSetting()</text:p>
      <text:p text:style-name="P13"><text:s text:c="4"/>{</text:p>
      <text:p text:style-name="P13"><text:s text:c="8"/>setImage(new GreenfootImage(backgroundImage));</text:p>
      <text:p text:style-name="P13"><text:s text:c="8"/>switch(setting)</text:p>
      <text:p text:style-name="P13"><text:s text:c="8"/>{</text:p>
      <text:p text:style-name="P13"><text:s text:c="12"/>case 1: getImage().drawImage(flag,0,0);</text:p>
      <text:p text:style-name="P13"><text:s text:c="12"/>break;</text:p>
      <text:p text:style-name="P13"><text:s text:c="12"/>case 2: getImage().drawImage(question,0,0);</text:p>
      <text:p text:style-name="P13"><text:s text:c="12"/>default:;</text:p>
      <text:p text:style-name="P13"><text:s text:c="8"/>}</text:p>
      <text:p text:style-name="P13"><text:s text:c="4"/>}</text:p>
      <text:p text:style-name="P2"/>
      <text:p text:style-name="P2"><draw:frame text:anchor-type="paragraph" draw:z-index="1" draw:style-name="gr2" svg:width="2.885cm" svg:height="8.864cm" svg:x="13.704cm" svg:y="0.464cm"><draw:text-box><text:p>Diese Methode wurde von uns als andereent() ünernommen.</text:p></draw:text-box></draw:frame> <text:s text:c="3"/><text:span text:style-name="T2">public void removeSelfAndOthers()</text:span></text:p>
      <text:p text:style-name="P17"><text:s text:c="4"/>{</text:p>
      <text:p text:style-name="P17"><text:s text:c="8"/>ArrayList&lt;Hider&gt; hiders = new ArrayList&lt;Hider&gt;(9);</text:p>
      <text:p text:style-name="P17"><text:s text:c="8"/>if (getOneIntersectingObject(Number.class) == null &amp;&amp; !removing)</text:p>
      <text:p text:style-name="P17"><text:s text:c="8"/>{</text:p>
      <text:p text:style-name="P17"><text:s text:c="12"/>removing = true;</text:p>
      <text:p text:style-name="P17"><text:s text:c="12"/>for (int dx = -1; dx &lt;= 1; dx++)</text:p>
      <text:p text:style-name="P17"><text:s text:c="16"/>for (int dy = -1; dy &lt;= 1; dy++)</text:p>
      <text:p text:style-name="P17"><text:s text:c="16"/>{</text:p>
      <text:p text:style-name="P17"><text:s text:c="20"/>Hider h = (Hider)getOneObjectAtOffset(dx,dy,Hider.class);</text:p>
      <text:p text:style-name="P17"><text:s text:c="20"/>if (h != null)</text:p>
      <text:p text:style-name="P17"><text:s text:c="24"/>hiders.add(h);</text:p>
      <text:p text:style-name="P17"><text:s text:c="12"/>}</text:p>
      <text:p text:style-name="P17"><text:s text:c="8"/>}</text:p>
      <text:p text:style-name="P17"><text:s text:c="8"/>getWorld().removeObject(this);</text:p>
      <text:p text:style-name="P17"><text:s text:c="8"/>for (Hider h : hiders)</text:p>
      <text:p text:style-name="P17"><text:s text:c="12"/>try</text:p>
      <text:p text:style-name="P17"><text:s text:c="12"/>{</text:p>
      <text:p text:style-name="P17"><text:s text:c="16"/>h.removeSelfAndOthers();</text:p>
      <text:p text:style-name="P17"><text:s text:c="12"/>}</text:p>
      <text:p text:style-name="P17"><text:s text:c="12"/>catch (IllegalStateException e){}</text:p>
      <text:p text:style-name="P17"><text:s text:c="4"/>}</text:p>
      <text:p text:style-name="P8">}</text:p>
      <text:p text:style-name="P2"/>
      <text:h text:style-name="Heading_20_2" text:outline-level="2">PIP:</text:h>
      <text:p text:style-name="P13">import greenfoot.*;</text:p>
      <text:p text:style-name="P13">import java.awt.Color;</text:p>
      <text:p text:style-name="P13">public class PIP extends Actor</text:p>
      <text:p text:style-name="P13">{</text:p>
      <text:p text:style-name="P13"><text:s text:c="4"/>private World minor; // the world to display in the image of this PIP object</text:p>
      <text:p text:style-name="P13"><text:s text:c="4"/>private Class[] paintOrder; // the paint order of the world to display</text:p>
      <text:p text:style-name="P13"><text:s text:c="4"/>private boolean activeState; // the current active state of this actor which runs the world that is displayed</text:p>
      <text:p text:style-name="P13"/>
      <text:p text:style-name="P13"><text:span text:style-name="T1"><text:s text:c="4"/></text:span>public PIP(World minorWorld, Class[] classes)</text:p>
      <text:p text:style-name="P13"><text:s text:c="4"/>{</text:p>
      <text:p text:style-name="P13"><text:s text:c="8"/>// save arguments to instance fields</text:p>
      <text:p text:style-name="P13"><text:s text:c="8"/>minor = minorWorld;</text:p>
      <text:p text:style-name="P13"><text:s text:c="8"/>paintOrder = classes;</text:p>
      <text:p text:style-name="P13"><text:s text:c="8"/>// create the base image of the PIP object</text:p>
      <text:p text:style-name="P13"><text:s text:c="8"/>int width = minor.getWidth()*minor.getCellSize();</text:p>
      <text:p text:style-name="P13"><text:soft-page-break/><text:s text:c="8"/>int height = minor.getHeight()*minor.getCellSize();</text:p>
      <text:p text:style-name="P13"><text:s text:c="8"/>GreenfootImage image = new GreenfootImage(width+11, height+11);</text:p>
      <text:p text:style-name="P13"><text:s text:c="8"/>// paint the background of the base image white</text:p>
      <text:p text:style-name="P13"><text:s text:c="8"/>image.setColor(Color.white);</text:p>
      <text:p text:style-name="P13"><text:s text:c="8"/>image.fill();</text:p>
      <text:p text:style-name="P13"><text:s text:c="8"/>// create the picture frame</text:p>
      <text:p text:style-name="P13"><text:s text:c="8"/>image.setColor(Color.black);</text:p>
      <text:p text:style-name="P13"><text:s text:c="8"/>image.drawRect(0, 0, width+10, height+10);</text:p>
      <text:p text:style-name="P13"><text:s text:c="8"/>image.drawRect(1, 1, width+8, height+8);</text:p>
      <text:p text:style-name="P13"><text:s text:c="8"/>image.drawRect(4, 4, width+2, height+2);</text:p>
      <text:p text:style-name="P13"><text:s text:c="8"/>// set the base image as the current image of this PIP object</text:p>
      <text:p text:style-name="P13"><text:s text:c="8"/>setImage(image);</text:p>
      <text:p text:style-name="P13"><text:s text:c="8"/>// update the picture of this PIP object (display the given world)</text:p>
      <text:p text:style-name="P13"><text:s text:c="8"/>updateImage();</text:p>
      <text:p text:style-name="P13"><text:s text:c="4"/>}</text:p>
      <text:p text:style-name="P13"><text:s text:c="4"/></text:p>
      <text:p text:style-name="P13"><text:s text:c="4"/>/**</text:p>
      <text:p text:style-name="P13"><text:s text:c="5"/>* <text:s text:c="6"/>controls the running state of the displayed world</text:p>
      <text:p text:style-name="P13"><text:s text:c="5"/>*/</text:p>
      <text:p text:style-name="P13"><text:s text:c="4"/>public void act()</text:p>
      <text:p text:style-name="P13"><text:s text:c="4"/>{</text:p>
      <text:p text:style-name="P13"><text:s text:c="8"/>if (!activeState) return;</text:p>
      <text:p text:style-name="P13"><text:s text:c="8"/>for (Object obj : minor.getObjects(null))</text:p>
      <text:p text:style-name="P13"><text:s text:c="8"/>{</text:p>
      <text:p text:style-name="P13"><text:s text:c="12"/>Actor actor = (Actor)obj;</text:p>
      <text:p text:style-name="P13"><text:s text:c="12"/>actor.act();</text:p>
      <text:p text:style-name="P13"><text:s text:c="8"/>}</text:p>
      <text:p text:style-name="P13"><text:s text:c="8"/>minor.act();</text:p>
      <text:p text:style-name="P13"><text:s text:c="8"/>updateImage();</text:p>
      <text:p text:style-name="P13"><text:s text:c="4"/>} <text:s text:c="7"/></text:p>
      <text:p text:style-name="P13"/>
      <text:p text:style-name="P13"><text:s text:c="4"/>/**</text:p>
      <text:p text:style-name="P13"><text:s text:c="5"/>* <text:s text:c="6"/>updates the picture of the given world within the image of this PIP object</text:p>
      <text:p text:style-name="P13"><text:s text:c="5"/>*/</text:p>
      <text:p text:style-name="P13"><text:s text:c="4"/>private void updateImage()</text:p>
      <text:p text:style-name="P13"><text:s text:c="4"/>{</text:p>
      <text:p text:style-name="P13"><text:s text:c="8"/>GreenfootImage view = new GreenfootImage(minor.getBackground());</text:p>
      <text:p text:style-name="P13"><text:s text:c="8"/>for (Object obj : minor.getObjects(null))</text:p>
      <text:p text:style-name="P13"><text:s text:c="8"/>{</text:p>
      <text:p text:style-name="P13"><text:s text:c="12"/>Actor actor = (Actor)obj;</text:p>
      <text:p text:style-name="P13"><text:s text:c="12"/>if(!isPaintOrderActor(actor))</text:p>
      <text:p text:style-name="P13"><text:s text:c="12"/>{</text:p>
      <text:p text:style-name="P13"><text:s text:c="16"/>int x=actor.getX()*minor.getCellSize()+minor.getCellSize()/2;</text:p>
      <text:p text:style-name="P13"><text:s text:c="16"/>int y=actor.getY()*minor.getCellSize()+minor.getCellSize()/2;</text:p>
      <text:p text:style-name="P13"><text:s text:c="16"/>GreenfootImage img = getActorImage(actor);</text:p>
      <text:p text:style-name="P13"><text:s text:c="16"/>int w=actor.getImage().getWidth(), h=actor.getImage().getHeight();</text:p>
      <text:p text:style-name="P13"><text:s text:c="16"/>view.drawImage(img, x-img.getWidth()/2, y-img.getHeight()/2);</text:p>
      <text:p text:style-name="P13"><text:s text:c="12"/>}</text:p>
      <text:p text:style-name="P13"><text:s text:c="8"/>}</text:p>
      <text:p text:style-name="P13"><text:s text:c="8"/>for(int i=1; i&lt;=paintOrder.length; i++) for(Object obj: minor.getObjects(paintOrder[paintOrder.length-i]))</text:p>
      <text:p text:style-name="P13"><text:s text:c="8"/>{</text:p>
      <text:p text:style-name="P13"><text:s text:c="12"/>Actor actor = (Actor)obj;</text:p>
      <text:p text:style-name="P13"><text:s text:c="12"/>int x=actor.getX()*minor.getCellSize()+minor.getCellSize()/2;</text:p>
      <text:p text:style-name="P13"><text:s text:c="12"/>int y=actor.getY()*minor.getCellSize()+minor.getCellSize()/2;</text:p>
      <text:p text:style-name="P13"><text:s text:c="12"/>GreenfootImage img = getActorImage(actor);</text:p>
      <text:p text:style-name="P13"><text:s text:c="12"/>int w=actor.getImage().getWidth(), h=actor.getImage().getHeight();</text:p>
      <text:p text:style-name="P13"><text:s text:c="12"/>view.drawImage(img, x-img.getWidth()/2, y-img.getHeight()/2);</text:p>
      <text:p text:style-name="P13"><text:s text:c="8"/>}</text:p>
      <text:p text:style-name="P13"><text:s text:c="8"/>getImage().drawImage(view, 5, 5);</text:p>
      <text:p text:style-name="P13"><text:s text:c="4"/>}</text:p>
      <text:p text:style-name="P13"><text:s text:c="4"/></text:p>
      <text:p text:style-name="P13"><text:s text:c="4"/>/**</text:p>
      <text:p text:style-name="P13"><text:s text:c="5"/>* <text:s text:c="6"/>returns the image of an actor within the displayed world</text:p>
      <text:p text:style-name="P13"><text:soft-page-break/><text:s text:c="5"/>*</text:p>
      <text:p text:style-name="P13"><text:s text:c="5"/>* @param actor the actor whose image is to be placed within the displayed world</text:p>
      <text:p text:style-name="P13"><text:s text:c="5"/>* @return a GreenfootImage object showing the current visual state of an actor</text:p>
      <text:p text:style-name="P13"><text:s text:c="5"/>*/</text:p>
      <text:p text:style-name="P13"><text:s text:c="4"/>private GreenfootImage getActorImage(Actor actor)</text:p>
      <text:p text:style-name="P13"><text:s text:c="4"/>{</text:p>
      <text:p text:style-name="P13"><text:s text:c="8"/>GreenfootImage actorImg = actor.getImage();</text:p>
      <text:p text:style-name="P13"><text:s text:c="8"/>int w = actorImg.getWidth();</text:p>
      <text:p text:style-name="P13"><text:s text:c="8"/>int h = actorImg.getHeight();</text:p>
      <text:p text:style-name="P13"><text:s text:c="8"/>int max = Math.max(w, h);</text:p>
      <text:p text:style-name="P13"><text:s text:c="8"/>GreenfootImage image = new GreenfootImage(max*2, max*2);</text:p>
      <text:p text:style-name="P13"><text:s text:c="8"/>image.drawImage(actorImg, max-actorImg.getWidth()/2, max-actorImg.getHeight()/2);</text:p>
      <text:p text:style-name="P13"><text:s text:c="8"/>image.rotate(actor.getRotation());</text:p>
      <text:p text:style-name="P13"><text:s text:c="8"/>return image;</text:p>
      <text:p text:style-name="P13"><text:s text:c="4"/>}</text:p>
      <text:p text:style-name="P13"><text:s text:c="8"/></text:p>
      <text:p text:style-name="P13"><text:s text:c="4"/>/**</text:p>
      <text:p text:style-name="P13"><text:s text:c="5"/>* <text:s text:c="6"/>determines whether an actor is an instance of a class contained in the paint order of the displayed world</text:p>
      <text:p text:style-name="P13"><text:s text:c="5"/>*</text:p>
      <text:p text:style-name="P13"><text:s text:c="5"/>* @param actor an actor from within the world that is displayed</text:p>
      <text:p text:style-name="P13"><text:s text:c="5"/>* @return the state of the class of a given actor being contained within the paint order array</text:p>
      <text:p text:style-name="P13"><text:s text:c="5"/>*/</text:p>
      <text:p text:style-name="P13"><text:s text:c="4"/>private boolean isPaintOrderActor(Actor actor)</text:p>
      <text:p text:style-name="P13"><text:s text:c="4"/>{</text:p>
      <text:p text:style-name="P13"><text:s text:c="8"/>for(int i=0; i&lt;paintOrder.length; i++) if(actor.getClass().equals(paintOrder[i])) return true;</text:p>
      <text:p text:style-name="P13"><text:s text:c="8"/>return false;</text:p>
      <text:p text:style-name="P13"><text:s text:c="4"/>}</text:p>
      <text:p text:style-name="P13"/>
      <text:p text:style-name="P13"><text:s text:c="4"/>/**</text:p>
      <text:p text:style-name="P13"><text:s text:c="5"/>* <text:s text:c="6"/>sets the active state of this PIP object; use this as an alternative to using the 'run' and 'pause' methods</text:p>
      <text:p text:style-name="P13"><text:s text:c="5"/>*</text:p>
      <text:p text:style-name="P13"><text:s text:c="5"/>* @param newActiveState the active state to set this PIP object to</text:p>
      <text:p text:style-name="P13"><text:s text:c="5"/>*/</text:p>
      <text:p text:style-name="P13"><text:s text:c="4"/>public void setActiveState(boolean newActiveState)</text:p>
      <text:p text:style-name="P13"><text:s text:c="4"/>{</text:p>
      <text:p text:style-name="P13"><text:s text:c="8"/>activeState = newActiveState;</text:p>
      <text:p text:style-name="P13"><text:s text:c="4"/>}</text:p>
      <text:p text:style-name="P13"><text:s text:c="4"/>/**</text:p>
      <text:p text:style-name="P13"><text:s text:c="5"/>* <text:s text:c="6"/>gets the current active state of this PIP object</text:p>
      <text:p text:style-name="P13"><text:s text:c="5"/>*</text:p>
      <text:p text:style-name="P13"><text:s text:c="5"/>* @return the current active state of this PIP object</text:p>
      <text:p text:style-name="P13"><text:s text:c="5"/>*/</text:p>
      <text:p text:style-name="P13"><text:s text:c="4"/>public boolean getActiveState()</text:p>
      <text:p text:style-name="P13"><text:s text:c="4"/>{</text:p>
      <text:p text:style-name="P13"><text:s text:c="8"/>return activeState;</text:p>
      <text:p text:style-name="P13"><text:s text:c="4"/>}</text:p>
      <text:p text:style-name="P13"><text:s text:c="4"/></text:p>
      <text:p text:style-name="P13"><text:s text:c="4"/>/**</text:p>
      <text:p text:style-name="P13"><text:s text:c="5"/>* <text:s text:c="6"/>activates this PIP object, setting the displayed world into a running state</text:p>
      <text:p text:style-name="P13"><text:s text:c="5"/>*/</text:p>
      <text:p text:style-name="P13"><text:s text:c="4"/>public void run()</text:p>
      <text:p text:style-name="P13"><text:s text:c="4"/>{</text:p>
      <text:p text:style-name="P13"><text:s text:c="8"/>setActiveState(true);</text:p>
      <text:p text:style-name="P13"><text:s text:c="4"/>}</text:p>
      <text:p text:style-name="P13"><text:s text:c="4"/></text:p>
      <text:p text:style-name="P13"><text:s text:c="4"/>/**</text:p>
      <text:p text:style-name="P13"><text:s text:c="5"/>* <text:s text:c="6"/>pauses this PIP object, setting the displayed world into a stopped state</text:p>
      <text:p text:style-name="P13"><text:s text:c="5"/>*/</text:p>
      <text:p text:style-name="P13"><text:s text:c="4"/>public void pause()</text:p>
      <text:p text:style-name="P13"><text:s text:c="4"/>{</text:p>
      <text:p text:style-name="P13"><text:s text:c="8"/>setActiveState(false);</text:p>
      <text:p text:style-name="P13"><text:s text:c="4"/>}</text:p>
      <text:p text:style-name="P13"><text:s text:c="4"/></text:p>
      <text:p text:style-name="P13"><text:soft-page-break/><text:s text:c="4"/>/**</text:p>
      <text:p text:style-name="P13"><text:s text:c="5"/>* <text:s text:c="6"/>executes one cycle of the displayed world</text:p>
      <text:p text:style-name="P13"><text:s text:c="5"/>*/</text:p>
      <text:p text:style-name="P13"><text:s text:c="4"/>public void step()</text:p>
      <text:p text:style-name="P13"><text:s text:c="4"/>{</text:p>
      <text:p text:style-name="P13"><text:s text:c="8"/>if (activeState) return;</text:p>
      <text:p text:style-name="P13"><text:s text:c="8"/>activeState = true;</text:p>
      <text:p text:style-name="P13"><text:s text:c="8"/>act();</text:p>
      <text:p text:style-name="P13"><text:s text:c="8"/>activeState = false;</text:p>
      <text:p text:style-name="P13"><text:s text:c="4"/>}</text:p>
      <text:p text:style-name="P2"/>
      <text:h text:style-name="Heading_20_2" text:outline-level="2">Mine:</text:h>
      <text:p text:style-name="P13">public class Mine extends greenfoot.Actor</text:p>
      <text:p text:style-name="P13">{</text:p>
      <text:p text:style-name="P13"><text:s text:c="4"/>public void activate()</text:p>
      <text:p text:style-name="P13"><text:s text:c="4"/>{</text:p>
      <text:p text:style-name="P13"><text:s text:c="8"/>((Minesweep)getWorld()).end();</text:p>
      <text:p text:style-name="P13"><text:s text:c="4"/>}</text:p>
      <text:p text:style-name="P13">}</text:p>
      <text:p text:style-name="P2"/>
      <text:h text:style-name="Heading_20_2" text:outline-level="2">ButtonInterface:</text:h>
      <text:p text:style-name="P13">public interface ButtonInterface</text:p>
      <text:p text:style-name="P13">{</text:p>
      <text:p text:style-name="P13"><text:s text:c="4"/>void whenHovered();</text:p>
      <text:p text:style-name="P13"><text:s text:c="4"/>void whenClicked();</text:p>
      <text:p text:style-name="P13"><text:s text:c="4"/>void whenDragged();</text:p>
      <text:p text:style-name="P13">}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a xlink:type="simple" xlink:href="http://www.greenfoot.org/scenarios/5678" text:style-name="Internet_20_link" text:visited-style-name="Visited_20_Internet_20_Link"><text:span text:style-name="T4"/></text:a></text:p>
      <text:p text:style-name="P15"/>
      <text:p text:style-name="P15"><text:soft-page-break/>MatheMagician: FireWorks, 04.07.2012,</text:p>
      <text:p text:style-name="P11"><text:span text:style-name="T6">unter: </text:span><text:a xlink:type="simple" xlink:href="http://www.greenfoot.org/scenarios/5678" text:style-name="Internet_20_link" text:visited-style-name="Visited_20_Internet_20_Link"><text:span text:style-name="T6">http://www.greenfoot.org/scenarios/5678</text:span></text:a><text:span text:style-name="T6"> [Stand 06.11.2016]</text:span></text:p>
      <text:p text:style-name="P7"/>
      <text:h text:style-name="Heading_20_1" text:outline-level="1">Worldklassen:</text:h>
      <text:h text:style-name="Heading_20_2" text:outline-level="2">Sky:</text:h>
      <text:p text:style-name="P9">import greenfoot.*; <text:s/>// (World, Actor, GreenfootImage, Greenfoot and MouseInfo)</text:p>
      <text:p text:style-name="P9">import java.awt.Color;</text:p>
      <text:p text:style-name="P9">import java.util.*;</text:p>
      <text:p text:style-name="P9"/>
      <text:p text:style-name="P9">/**</text:p>
      <text:p text:style-name="P9"><text:s/>* Write a description of class sky here.</text:p>
      <text:p text:style-name="P9"><text:s/>* </text:p>
      <text:p text:style-name="P9"><text:s/>* @author (your name) </text:p>
      <text:p text:style-name="P9"><text:s/>* @version (a version number or a date)</text:p>
      <text:p text:style-name="P9"><text:s/>*/</text:p>
      <text:p text:style-name="P9">public class sky extends World</text:p>
      <text:p text:style-name="P9">{</text:p>
      <text:p text:style-name="P9"><text:s text:c="4"/>boolean mice = false;</text:p>
      <text:p text:style-name="P9"><text:s text:c="4"/>int x = 0;</text:p>
      <text:p text:style-name="P9"><text:s text:c="4"/>int y = 0;</text:p>
      <text:p text:style-name="P9"><text:s text:c="4"/>boolean release = true;</text:p>
      <text:p text:style-name="P9"><text:s text:c="4"/>List&lt;Firework&gt; fireworks = new ArrayList&lt;Firework&gt;();</text:p>
      <text:p text:style-name="P9"><text:s text:c="4"/>GreenfootImage g;</text:p>
      <text:p text:style-name="P9"><text:s text:c="4"/>/**</text:p>
      <text:p text:style-name="P9"><text:s text:c="5"/>* Constructor for objects of class sky.</text:p>
      <text:p text:style-name="P9"><text:s text:c="5"/>* </text:p>
      <text:p text:style-name="P9"><text:s text:c="5"/>*/</text:p>
      <text:p text:style-name="P9"><text:s text:c="4"/>public sky()</text:p>
      <text:p text:style-name="P9"><text:s text:c="4"/>{ <text:s text:c="3"/></text:p>
      <text:p text:style-name="P9"><text:s text:c="8"/>// Create a new world with 600x400 cells with a cell size of 1x1 pixels.</text:p>
      <text:p text:style-name="P9"><text:s text:c="8"/>super(600, 400, 1); </text:p>
      <text:p text:style-name="P9"><text:s text:c="8"/>g = getBackground();</text:p>
      <text:p text:style-name="P9"><text:s text:c="8"/>fireworks.add(new Firework(255,0,0,300,200));</text:p>
      <text:p text:style-name="P9"><text:s text:c="4"/>}</text:p>
      <text:p text:style-name="P9"><text:s text:c="4"/>public void act()</text:p>
      <text:p text:style-name="P9"><text:s text:c="4"/>{</text:p>
      <text:p text:style-name="P9"><text:s text:c="8"/>g.setColor(Color.black);</text:p>
      <text:p text:style-name="P9"><text:s text:c="8"/>g.fill();</text:p>
      <text:p text:style-name="P9"><text:s text:c="8"/>if(Greenfoot.isKeyDown("m"))</text:p>
      <text:p text:style-name="P9"><text:s text:c="12"/>release = !release;</text:p>
      <text:p text:style-name="P9"><text:s text:c="8"/>if(Greenfoot.mousePressed(null)){</text:p>
      <text:p text:style-name="P9"><text:s text:c="12"/>mice = true;</text:p>
      <text:p text:style-name="P9"><text:s text:c="12"/>MouseInfo m = Greenfoot.getMouseInfo();</text:p>
      <text:p text:style-name="P9"><text:s text:c="12"/>x = m.getX();</text:p>
      <text:p text:style-name="P9"><text:s text:c="12"/>y = m.getY();</text:p>
      <text:p text:style-name="P9"><text:s text:c="8"/>}</text:p>
      <text:p text:style-name="P9"><text:s text:c="8"/>if(Greenfoot.mouseDragEnded(null)){</text:p>
      <text:p text:style-name="P9"><text:s text:c="12"/>mice = false;</text:p>
      <text:p text:style-name="P9"><text:s text:c="12"/>MouseInfo m = Greenfoot.getMouseInfo();</text:p>
      <text:p text:style-name="P9"><text:s text:c="12"/>x = m.getX();</text:p>
      <text:p text:style-name="P9"><text:s text:c="12"/>y = m.getY();</text:p>
      <text:p text:style-name="P9"><text:s text:c="8"/>}</text:p>
      <text:p text:style-name="P9"><text:s text:c="8"/>if(Greenfoot.mouseDragged(null)){</text:p>
      <text:p text:style-name="P9"><text:s text:c="12"/>MouseInfo m = Greenfoot.getMouseInfo();</text:p>
      <text:p text:style-name="P9"><text:s text:c="12"/>x = m.getX();</text:p>
      <text:p text:style-name="P9"><text:s text:c="12"/>y = m.getY();</text:p>
      <text:p text:style-name="P9"><text:s text:c="8"/>}</text:p>
      <text:p text:style-name="P9"><text:s text:c="8"/>if(Greenfoot.mouseClicked(null))</text:p>
      <text:p text:style-name="P9"><text:soft-page-break/><text:s text:c="8"/>{</text:p>
      <text:p text:style-name="P9"><text:s text:c="12"/>MouseInfo m = Greenfoot.getMouseInfo();</text:p>
      <text:p text:style-name="P9"><text:s text:c="12"/>x = m.getX();</text:p>
      <text:p text:style-name="P9"><text:s text:c="12"/>y = m.getY();</text:p>
      <text:p text:style-name="P9"><text:s text:c="12"/>fireworks.add(new Firework(Greenfoot.getRandomNumber(256),Greenfoot.getRandomNumber(256),Greenfoot.getRandomNumber(256),x,y));</text:p>
      <text:p text:style-name="P9"><text:s text:c="8"/>}</text:p>
      <text:p text:style-name="P9"><text:s text:c="8"/>if(mice&amp;&amp;!release)</text:p>
      <text:p text:style-name="P9"><text:s text:c="8"/>{</text:p>
      <text:p text:style-name="P9"><text:s text:c="12"/>fireworks.add(new Firework(Greenfoot.getRandomNumber(256),Greenfoot.getRandomNumber(256),Greenfoot.getRandomNumber(256),x,y));</text:p>
      <text:p text:style-name="P9"><text:s text:c="12"/>//Greenfoot.playSound("single firework explosion.mp3");</text:p>
      <text:p text:style-name="P9"><text:s text:c="8"/>}</text:p>
      <text:p text:style-name="P9"><text:s text:c="8"/>for(int i=0;i&lt;fireworks.size();i++)</text:p>
      <text:p text:style-name="P9"><text:s text:c="8"/>{</text:p>
      <text:p text:style-name="P9"><text:s text:c="12"/>fireworks.get(i).move();</text:p>
      <text:p text:style-name="P9"><text:s text:c="12"/>if(fireworks.get(i).time2&gt;88)</text:p>
      <text:p text:style-name="P9"><text:s text:c="12"/>{</text:p>
      <text:p text:style-name="P9"><text:s text:c="16"/>fireworks.remove(i);</text:p>
      <text:p text:style-name="P9"><text:s text:c="16"/>i--;</text:p>
      <text:p text:style-name="P9"><text:s text:c="12"/>}</text:p>
      <text:p text:style-name="P9"><text:s text:c="8"/>}</text:p>
      <text:p text:style-name="P9"><text:s text:c="4"/>}</text:p>
      <text:p text:style-name="P9"><text:s text:c="4"/>public class Firework</text:p>
      <text:p text:style-name="P9"><text:s text:c="4"/>{</text:p>
      <text:p text:style-name="P9"><text:s text:c="8"/>float[] vX = new float[1000]; <text:s/></text:p>
      <text:p text:style-name="P9"><text:s text:c="8"/>float[] vY = new float[1000];</text:p>
      <text:p text:style-name="P9"><text:s text:c="8"/>float[] particlesX = new float[1000]; <text:s/></text:p>
      <text:p text:style-name="P9"><text:s text:c="8"/>float[] particlesY = new float[1000];</text:p>
      <text:p text:style-name="P9"><text:s text:c="8"/>int[] life = new int[1000];</text:p>
      <text:p text:style-name="P9"><text:s text:c="8"/>int trans = 100;</text:p>
      <text:p text:style-name="P9"><text:s text:c="8"/>int time = 0;</text:p>
      <text:p text:style-name="P9"><text:s text:c="8"/>int red;</text:p>
      <text:p text:style-name="P9"><text:s text:c="8"/>int time2 = 0;</text:p>
      <text:p text:style-name="P9"><text:s text:c="8"/>int green;</text:p>
      <text:p text:style-name="P9"><text:s text:c="8"/>int blue;</text:p>
      <text:p text:style-name="P9"><text:s text:c="8"/>int x,y;</text:p>
      <text:p text:style-name="P9"><text:s text:c="8"/>public Firework(int r,int g, int b,int x,int y)</text:p>
      <text:p text:style-name="P9"><text:s text:c="8"/>{</text:p>
      <text:p text:style-name="P9"><text:s text:c="12"/>red <text:s/>= r;</text:p>
      <text:p text:style-name="P9"><text:s text:c="12"/>green= g;</text:p>
      <text:p text:style-name="P9"><text:s text:c="12"/>blue = b;</text:p>
      <text:p text:style-name="P9"><text:s text:c="12"/>this.x = x;</text:p>
      <text:p text:style-name="P9"><text:s text:c="12"/>this.y = y;</text:p>
      <text:p text:style-name="P9"><text:s text:c="12"/>for(int i =0;i&lt;1000;i++)</text:p>
      <text:p text:style-name="P9"><text:s text:c="12"/>{</text:p>
      <text:p text:style-name="P9"><text:s text:c="16"/>particlesX[i] = 0;</text:p>
      <text:p text:style-name="P9"><text:s text:c="16"/>particlesY[i] = 0;</text:p>
      <text:p text:style-name="P9"><text:s text:c="16"/>life[i]= 0;</text:p>
      <text:p text:style-name="P9"><text:s text:c="12"/>}</text:p>
      <text:p text:style-name="P9"><text:s text:c="8"/>}</text:p>
      <text:p text:style-name="P9"><text:s text:c="8"/>/**</text:p>
      <text:p text:style-name="P9"><text:s text:c="9"/>* Act - do whatever the Engine wants to do. This method is called whenever</text:p>
      <text:p text:style-name="P9"><text:s text:c="9"/>* the 'Act' or 'Run' button gets pressed in the environment.</text:p>
      <text:p text:style-name="P9"><text:s text:c="9"/>*/</text:p>
      <text:p text:style-name="P9"><text:s text:c="8"/>public void move() </text:p>
      <text:p text:style-name="P9"><text:s text:c="8"/>{</text:p>
      <text:p text:style-name="P9"><text:s text:c="12"/>//getImage().setColor(Color.red);</text:p>
      <text:p text:style-name="P9"><text:s text:c="12"/>if(Greenfoot.isKeyDown("up")&amp;&amp;trans&lt;255)</text:p>
      <text:p text:style-name="P9"><text:s text:c="16"/>trans++;</text:p>
      <text:p text:style-name="P9"><text:s text:c="12"/>if(Greenfoot.isKeyDown("down")&amp;&amp;trans&gt;0)</text:p>
      <text:p text:style-name="P9"><text:soft-page-break/><text:s text:c="16"/>trans--;</text:p>
      <text:p text:style-name="P9"><text:s text:c="12"/>if(time&lt;50)</text:p>
      <text:p text:style-name="P9"><text:s text:c="12"/>{</text:p>
      <text:p text:style-name="P9"><text:s text:c="16"/>for(int i = 0;i&lt;20;i++)</text:p>
      <text:p text:style-name="P9"><text:s text:c="16"/>{</text:p>
      <text:p text:style-name="P9"><text:s text:c="20"/>float rand = (float)Math.toRadians(Greenfoot.getRandomNumber(360)+1);</text:p>
      <text:p text:style-name="P9"><text:s text:c="20"/>vX[time*20+i] = 4*(float)Math.sin(rand);</text:p>
      <text:p text:style-name="P9"><text:s text:c="20"/>vY[time*20+i] = 4*(float)Math.cos(rand);</text:p>
      <text:p text:style-name="P9"><text:s text:c="16"/>}</text:p>
      <text:p text:style-name="P9"><text:s text:c="12"/>}</text:p>
      <text:p text:style-name="P9"><text:s text:c="12"/>Color c = new Color(red,green,blue);</text:p>
      <text:p text:style-name="P9"><text:s text:c="12"/>for(int i = 0; i&lt;time*20;i++)</text:p>
      <text:p text:style-name="P9"><text:s text:c="12"/>{</text:p>
      <text:p text:style-name="P9"><text:s text:c="16"/>float upwards = life[i]*.0055f;</text:p>
      <text:p text:style-name="P9"><text:s text:c="16"/>vY[i] += upwards;</text:p>
      <text:p text:style-name="P9"><text:s text:c="16"/>particlesY[i] += (vY[i]);</text:p>
      <text:p text:style-name="P9"><text:s text:c="16"/>particlesX[i] += (vX[i]);</text:p>
      <text:p text:style-name="P9"><text:s text:c="16"/>life[i]++;</text:p>
      <text:p text:style-name="P9"><text:s text:c="16"/>int dist = (int)Math.round(Math.pow(Math.pow(particlesY[i],2)+Math.pow(particlesX[i],2),.5))+Greenfoot.getRandomNumber(30);</text:p>
      <text:p text:style-name="P9"><text:s text:c="16"/></text:p>
      <text:p text:style-name="P9"><text:s text:c="16"/>if(life[i]&lt;85&amp;&amp;!((int)Math.round(particlesY[i])+y&gt;=400||(int)Math.round(particlesX[i])+x&lt;0||(int)Math.round(particlesX[i])+x&gt;=600))</text:p>
      <text:p text:style-name="P9"><text:s text:c="20"/>g.setColorAt((int)Math.round(particlesX[i])+x,(int)Math.round(particlesY[i])+y,c);</text:p>
      <text:p text:style-name="P9"><text:s text:c="12"/>}</text:p>
      <text:p text:style-name="P9"><text:s text:c="12"/>if(time&lt;20)time++;</text:p>
      <text:p text:style-name="P9"><text:s text:c="12"/>else if(time2&lt;90) time2++;</text:p>
      <text:p text:style-name="P9"><text:s text:c="8"/>} </text:p>
      <text:p text:style-name="P9"><text:s text:c="4"/>}</text:p>
      <text:p text:style-name="P9">}</text:p>
      <text:h text:style-name="Heading_20_1" text:outline-level="1">Actorklassen:</text:h>
      <text:h text:style-name="P19" text:outline-level="2">FireWorks:</text:h>
      <text:p text:style-name="P6">import greenfoot.*; <text:s/>// (World, Actor, GreenfootImage, Greenfoot and MouseInfo)</text:p>
      <text:p text:style-name="P6"><draw:frame text:anchor-type="paragraph" draw:z-index="2" draw:style-name="gr3" draw:text-style-name="P21" svg:width="4.208cm" svg:height="5.716cm" svg:x="12.513cm" svg:y="0.122cm"><draw:text-box><text:p><text:span text:style-name="T9">Die Klasse FireWorks wurde von uns übernommen.</text:span></text:p></draw:text-box></draw:frame>import java.awt.Color;</text:p>
      <text:p text:style-name="P6">/**</text:p>
      <text:p text:style-name="P6"><text:s/>* Write a description of class Engine here.</text:p>
      <text:p text:style-name="P6"><text:s/>* </text:p>
      <text:p text:style-name="P6"><text:s/>* @author (your name) </text:p>
      <text:p text:style-name="P6"><text:s/>* @version (a version number or a date)</text:p>
      <text:p text:style-name="P6"><text:s/>*/</text:p>
      <text:p text:style-name="P6">public class FireWorks extends Actor</text:p>
      <text:p text:style-name="P6">{</text:p>
      <text:p text:style-name="P6"><text:s text:c="4"/>float[] vX = new float[1000]; <text:s/></text:p>
      <text:p text:style-name="P6"><text:s text:c="4"/>float[] vY = new float[1000];</text:p>
      <text:p text:style-name="P6"><text:s text:c="4"/>float[] particlesX = new float[1000]; <text:s/></text:p>
      <text:p text:style-name="P6"><text:s text:c="4"/>float[] particlesY = new float[1000];</text:p>
      <text:p text:style-name="P6"><text:s text:c="4"/>int[] life = new int[1000];</text:p>
      <text:p text:style-name="P6"><text:s text:c="4"/>int trans = 100;</text:p>
      <text:p text:style-name="P6"><text:s text:c="4"/>int time = 0;</text:p>
      <text:p text:style-name="P6"><text:s text:c="4"/>int red;</text:p>
      <text:p text:style-name="P6"><text:s text:c="4"/>int time2 = 0;</text:p>
      <text:p text:style-name="P6"><text:s text:c="4"/>int green;</text:p>
      <text:p text:style-name="P6"><text:s text:c="4"/>int blue;</text:p>
      <text:p text:style-name="P6"><text:s text:c="4"/>public FireWorks(int r,int g, int b)</text:p>
      <text:p text:style-name="P6"><text:s text:c="4"/>{</text:p>
      <text:p text:style-name="P6"><text:s text:c="8"/>red =r;</text:p>
      <text:p text:style-name="P6"><text:s text:c="8"/>green =g;</text:p>
      <text:p text:style-name="P6"><text:s text:c="8"/>blue = b;</text:p>
      <text:p text:style-name="P6"><text:soft-page-break/><text:s text:c="8"/>setRotation(0);</text:p>
      <text:p text:style-name="P6"><text:s text:c="8"/>for(int i =0;i&lt;1000;i++)</text:p>
      <text:p text:style-name="P6"><text:s text:c="8"/>{</text:p>
      <text:p text:style-name="P6"><text:s text:c="12"/>particlesX[i] = 0;</text:p>
      <text:p text:style-name="P6"><text:s text:c="12"/>particlesY[i] = 0;</text:p>
      <text:p text:style-name="P6"><text:s text:c="12"/>life[i]= 0;</text:p>
      <text:p text:style-name="P6"><text:s text:c="8"/>}</text:p>
      <text:p text:style-name="P6"><text:s text:c="4"/>}</text:p>
      <text:p text:style-name="P6"><text:s text:c="4"/>/**</text:p>
      <text:p text:style-name="P6"><text:s text:c="5"/>* Act - do whatever the Engine wants to do. This method is called whenever</text:p>
      <text:p text:style-name="P6"><text:s text:c="5"/>* the 'Act' or 'Run' button gets pressed in the environment.</text:p>
      <text:p text:style-name="P6"><text:s text:c="5"/>*/</text:p>
      <text:p text:style-name="P6"><text:s text:c="4"/>public void act() </text:p>
      <text:p text:style-name="P6"><text:s text:c="4"/>{</text:p>
      <text:p text:style-name="P6"><text:s text:c="8"/>//getImage().setColor(Color.red);</text:p>
      <text:p text:style-name="P6"><text:s text:c="8"/>if(Greenfoot.isKeyDown("up")&amp;&amp;trans&lt;255)</text:p>
      <text:p text:style-name="P6"><text:s text:c="12"/>trans++;</text:p>
      <text:p text:style-name="P6"><text:s text:c="8"/>if(Greenfoot.isKeyDown("down")&amp;&amp;trans&gt;0)</text:p>
      <text:p text:style-name="P6"><text:s text:c="12"/>trans--;</text:p>
      <text:p text:style-name="P6"><text:s text:c="8"/>getImage().clear();</text:p>
      <text:p text:style-name="P6"><text:s text:c="8"/>if(time&lt;50)</text:p>
      <text:p text:style-name="P6"><text:s text:c="8"/>{</text:p>
      <text:p text:style-name="P6"><text:s text:c="12"/>for(int i = 0;i&lt;20;i++)</text:p>
      <text:p text:style-name="P6"><text:s text:c="12"/>{</text:p>
      <text:p text:style-name="P6"><text:s text:c="16"/>float rand = (float)Math.toRadians(Greenfoot.getRandomNumber(360)+1);</text:p>
      <text:p text:style-name="P6"><text:s text:c="16"/>vX[time*20+i] = 4*(float)Math.sin(rand);</text:p>
      <text:p text:style-name="P6"><text:s text:c="16"/>vY[time*20+i] = 4*(float)Math.cos(rand);</text:p>
      <text:p text:style-name="P6"><text:s text:c="12"/>}</text:p>
      <text:p text:style-name="P6"><text:s text:c="8"/>}</text:p>
      <text:p text:style-name="P6"><text:s text:c="8"/>for(int i = 0; i&lt;time*20;i++)</text:p>
      <text:p text:style-name="P6"><text:s text:c="8"/>{</text:p>
      <text:p text:style-name="P6"><text:s text:c="12"/>float upwards = life[i]*.0055f;</text:p>
      <text:p text:style-name="P6"><text:s text:c="12"/>vY[i] += upwards;</text:p>
      <text:p text:style-name="P6"><text:s text:c="12"/>particlesY[i] += (vY[i]);</text:p>
      <text:p text:style-name="P6"><text:s text:c="12"/>particlesX[i] += (vX[i]);</text:p>
      <text:p text:style-name="P6"><text:s text:c="12"/>life[i]++;</text:p>
      <text:p text:style-name="P6"><text:s text:c="12"/>int dist = (int)Math.round(Math.pow(Math.pow(particlesY[i],2)+Math.pow(particlesX[i],2),.5))+Greenfoot.getRandomNumber(30);</text:p>
      <text:p text:style-name="P6"><text:s text:c="12"/>getImage().setColor(new Color(red,green,blue));</text:p>
      <text:p text:style-name="P6"><text:s text:c="12"/>if(life[i]&lt;85)</text:p>
      <text:p text:style-name="P6"><text:s text:c="12"/>getImage().fillOval((int)Math.round(particlesX[i])+400,(int)Math.round(particlesY[i])+300,2,2);</text:p>
      <text:p text:style-name="P6"><text:s text:c="8"/>}</text:p>
      <text:p text:style-name="P6"><text:s text:c="8"/>if(time&lt;20)time++;</text:p>
      <text:p text:style-name="P6"><text:s text:c="8"/>else if(time2&lt;90) time2++;</text:p>
      <text:p text:style-name="P6"><text:s text:c="8"/>else getWorld().removeObject(this);</text:p>
      <text:p text:style-name="P6"><text:s text:c="4"/>} <text:s text:c="3"/></text:p>
      <text:p text:style-name="P6">}</text:p>
      <text:p text:style-name="P4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M17S</meta:editing-duration>
    <meta:editing-cycles>8</meta:editing-cycles>
    <meta:generator>OpenOffice/4.1.1$Win32 OpenOffice.org_project/411m6$Build-9775</meta:generator>
    <dc:date>2016-11-07T00:21:57.65</dc:date>
    <meta:document-statistic meta:table-count="0" meta:image-count="0" meta:object-count="0" meta:page-count="14" meta:paragraph-count="746" meta:word-count="2142" meta:character-count="21118"/>
    <meta:user-defined meta:name="Info 1"/>
    <meta:user-defined meta:name="Info 2"/>
    <meta:user-defined meta:name="Info 3"/>
    <meta:user-defined meta:name="Info 4"/>
  </office:meta>
</office:document-meta>
</file>